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/>
    </style:style>
    <style:style style:name="P2" style:family="paragraph" style:parent-style-name="Standard">
      <style:text-properties style:font-name="Hack" officeooo:rsid="0000ed82" officeooo:paragraph-rsid="0000ed82"/>
    </style:style>
    <style:style style:name="P3" style:family="paragraph" style:parent-style-name="Standard">
      <style:paragraph-properties fo:text-align="center" style:justify-single-word="false"/>
      <style:text-properties style:font-name="Hack" fo:font-size="15pt" fo:font-weight="bold" officeooo:rsid="0000ed82" officeooo:paragraph-rsid="0000ed8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Hack" officeooo:paragraph-rsid="0000ed82"/>
    </style:style>
    <style:style style:name="P5" style:family="paragraph" style:parent-style-name="Standard">
      <style:text-properties style:font-name="Hack" officeooo:paragraph-rsid="0002ba29"/>
    </style:style>
    <style:style style:name="P6" style:family="paragraph" style:parent-style-name="Standard">
      <style:text-properties style:font-name="Hack" officeooo:rsid="0002ba29" officeooo:paragraph-rsid="0002ba29"/>
    </style:style>
    <style:style style:name="T1" style:family="text">
      <style:text-properties officeooo:rsid="0000e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ECS Lab Assignment - Wireshark</text:p>
      <text:p text:style-name="P1"/>
      <text:p text:style-name="P1">1. The instructions were followed <text:span text:style-name="T1">and a general feel for the program was developed</text:span>.</text:p>
      <text:p text:style-name="P1"/>
      <text:p text:style-name="P1">2. It means the packet is a bad packet i.e. either a duplicate packet, or a corrupted one, or one that is out of order.</text:p>
      <text:p text:style-name="P1"/>
      <text:p text:style-name="P4">3. The filter to view all outgoing HTTP packets consists of two parts; one wherein the <text:span text:style-name="T1">outgoing packets on all protocols are selected with the ‘ip.src’ filter with it being equal to our IP address; and the next wherein only the HTTP packets are filtered out using the ‘http’ filter.</text:span></text:p>
      <text:p text:style-name="P4"><text:span text:style-name="T1">Thus the filter is as such: ‘</text:span>ip.src==<text:span text:style-name="T1">{IP address}</text:span> &amp;&amp; http’</text:p>
      <text:p text:style-name="P2">Eg: ip.src==192.168.42.106 &amp;&amp; http</text:p>
      <text:p text:style-name="P1"/>
      <text:p text:style-name="P1">4. <text:span text:style-name="T1">This is due to the fact that</text:span> HTTP runs on top of TCP and DNS runs on top of UDP.</text:p>
      <text:p text:style-name="P1"/>
      <text:p text:style-name="P5">5. <text:span text:style-name="T1">To filter out the request where the client sends the password to the server, use the following filter:</text:span></text:p>
      <text:p text:style-name="P5">ftp.request.command == PASS</text:p>
      <text:p text:style-name="P5"/>
      <text:p text:style-name="P6">The password will be obtained by inspecting it’s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5:42:01.369877174</meta:creation-date>
    <dc:date>2018-11-03T15:55:16.820052202</dc:date>
    <meta:editing-duration>PT1M5S</meta:editing-duration>
    <meta:editing-cycles>1</meta:editing-cycles>
    <meta:document-statistic meta:table-count="0" meta:image-count="0" meta:object-count="0" meta:page-count="1" meta:paragraph-count="10" meta:word-count="160" meta:character-count="876" meta:non-whitespace-character-count="726"/>
    <meta:generator>LibreOffice/6.1.2.1$Linux_X86_64 LibreOffice_project/10$Build-1</meta:generator>
  </office:meta>
</office:document-meta>
</file>